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b4ea4" officeooo:paragraph-rsid="001b4ea4"/>
    </style:style>
    <style:style style:name="P2" style:family="paragraph" style:parent-style-name="Standard">
      <style:paragraph-properties fo:text-align="center" style:justify-single-word="false"/>
      <style:text-properties style:font-name="Khmer OS" officeooo:rsid="001b4ea4" officeooo:paragraph-rsid="001b4ea4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1b4ea4" officeooo:paragraph-rsid="001b4e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text:line-break/>Class: M3</text:p>
      <text:p text:style-name="P1"/>
      <text:p text:style-name="P2"><text:span text:style-name="T2">Midterm</text:span><text:line-break/></text:p>
      <text:p text:style-name="P3">1. Data model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31T08:27:06.066996335</meta:creation-date>
    <dc:date>2022-05-31T08:32:38.754048520</dc:date>
    <meta:editing-duration>PT5M34S</meta:editing-duration>
    <meta:editing-cycles>1</meta:editing-cycles>
    <meta:document-statistic meta:table-count="0" meta:image-count="0" meta:object-count="0" meta:page-count="1" meta:paragraph-count="3" meta:word-count="9" meta:character-count="51" meta:non-whitespace-character-count="44"/>
    <meta:generator>LibreOffice/7.1.4.2$MacOSX_X86_64 LibreOffice_project/a529a4fab45b75fefc5b6226684193eb000654f6</meta:generator>
  </office:meta>
</office:document-meta>
</file>